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erge_obj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94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59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594"/>
        </table:table-row>
        <table:table-row table:style-name="ro1">
          <table:table-cell office:value-type="float" office:value="366851000" calcext:value-type="float">
            <text:p>366851000</text:p>
          </table:table-cell>
          <table:table-cell office:value-type="float" office:value="367489000" calcext:value-type="float">
            <text:p>367489000</text:p>
          </table:table-cell>
          <table:table-cell office:value-type="float" office:value="367121000" calcext:value-type="float">
            <text:p>367121000</text:p>
          </table:table-cell>
          <table:table-cell office:value-type="float" office:value="367368000" calcext:value-type="float">
            <text:p>367368000</text:p>
          </table:table-cell>
          <table:table-cell office:value-type="float" office:value="367255000" calcext:value-type="float">
            <text:p>367255000</text:p>
          </table:table-cell>
          <table:table-cell office:value-type="float" office:value="367232000" calcext:value-type="float">
            <text:p>367232000</text:p>
          </table:table-cell>
          <table:table-cell office:value-type="float" office:value="366828000" calcext:value-type="float">
            <text:p>366828000</text:p>
          </table:table-cell>
          <table:table-cell office:value-type="float" office:value="367124000" calcext:value-type="float">
            <text:p>367124000</text:p>
          </table:table-cell>
          <table:table-cell office:value-type="float" office:value="367292000" calcext:value-type="float">
            <text:p>367292000</text:p>
          </table:table-cell>
          <table:table-cell office:value-type="float" office:value="366478000" calcext:value-type="float">
            <text:p>366478000</text:p>
          </table:table-cell>
          <table:table-cell office:value-type="float" office:value="366894000" calcext:value-type="float">
            <text:p>366894000</text:p>
          </table:table-cell>
          <table:table-cell office:value-type="float" office:value="367130000" calcext:value-type="float">
            <text:p>367130000</text:p>
          </table:table-cell>
          <table:table-cell office:value-type="float" office:value="367381000" calcext:value-type="float">
            <text:p>367381000</text:p>
          </table:table-cell>
          <table:table-cell office:value-type="float" office:value="366376000" calcext:value-type="float">
            <text:p>366376000</text:p>
          </table:table-cell>
          <table:table-cell office:value-type="float" office:value="366944000" calcext:value-type="float">
            <text:p>366944000</text:p>
          </table:table-cell>
          <table:table-cell office:value-type="float" office:value="367492000" calcext:value-type="float">
            <text:p>367492000</text:p>
          </table:table-cell>
          <table:table-cell office:value-type="float" office:value="366947000" calcext:value-type="float">
            <text:p>366947000</text:p>
          </table:table-cell>
          <table:table-cell office:value-type="float" office:value="366607000" calcext:value-type="float">
            <text:p>366607000</text:p>
          </table:table-cell>
          <table:table-cell office:value-type="float" office:value="367371000" calcext:value-type="float">
            <text:p>367371000</text:p>
          </table:table-cell>
          <table:table-cell office:value-type="float" office:value="367317000" calcext:value-type="float">
            <text:p>367317000</text:p>
          </table:table-cell>
          <table:table-cell office:value-type="float" office:value="367258000" calcext:value-type="float">
            <text:p>367258000</text:p>
          </table:table-cell>
          <table:table-cell office:value-type="float" office:value="367000000" calcext:value-type="float">
            <text:p>367000000</text:p>
          </table:table-cell>
          <table:table-cell office:value-type="float" office:value="367472000" calcext:value-type="float">
            <text:p>367472000</text:p>
          </table:table-cell>
          <table:table-cell office:value-type="float" office:value="367381000" calcext:value-type="float">
            <text:p>367381000</text:p>
          </table:table-cell>
          <table:table-cell office:value-type="float" office:value="366780000" calcext:value-type="float">
            <text:p>366780000</text:p>
          </table:table-cell>
          <table:table-cell office:value-type="float" office:value="367092000" calcext:value-type="float">
            <text:p>367092000</text:p>
          </table:table-cell>
          <table:table-cell office:value-type="float" office:value="367624000" calcext:value-type="float">
            <text:p>367624000</text:p>
          </table:table-cell>
          <table:table-cell office:value-type="float" office:value="367122000" calcext:value-type="float">
            <text:p>367122000</text:p>
          </table:table-cell>
          <table:table-cell office:value-type="float" office:value="366740000" calcext:value-type="float">
            <text:p>366740000</text:p>
          </table:table-cell>
          <table:table-cell office:value-type="float" office:value="366735000" calcext:value-type="float">
            <text:p>366735000</text:p>
          </table:table-cell>
          <table:table-cell office:value-type="float" office:value="366963000" calcext:value-type="float">
            <text:p>366963000</text:p>
          </table:table-cell>
          <table:table-cell office:value-type="float" office:value="367449000" calcext:value-type="float">
            <text:p>367449000</text:p>
          </table:table-cell>
          <table:table-cell office:value-type="float" office:value="367376000" calcext:value-type="float">
            <text:p>367376000</text:p>
          </table:table-cell>
          <table:table-cell office:value-type="float" office:value="367145000" calcext:value-type="float">
            <text:p>367145000</text:p>
          </table:table-cell>
          <table:table-cell office:value-type="float" office:value="367117000" calcext:value-type="float">
            <text:p>367117000</text:p>
          </table:table-cell>
          <table:table-cell office:value-type="float" office:value="367308000" calcext:value-type="float">
            <text:p>367308000</text:p>
          </table:table-cell>
          <table:table-cell office:value-type="float" office:value="367622000" calcext:value-type="float">
            <text:p>367622000</text:p>
          </table:table-cell>
          <table:table-cell office:value-type="float" office:value="367240000" calcext:value-type="float">
            <text:p>367240000</text:p>
          </table:table-cell>
          <table:table-cell office:value-type="float" office:value="367163000" calcext:value-type="float">
            <text:p>367163000</text:p>
          </table:table-cell>
          <table:table-cell office:value-type="float" office:value="366895000" calcext:value-type="float">
            <text:p>366895000</text:p>
          </table:table-cell>
          <table:table-cell table:number-columns-repeated="50" office:value-type="float" office:value="372231000" calcext:value-type="float">
            <text:p>372231000</text:p>
          </table:table-cell>
          <table:table-cell office:value-type="float" office:value="374400000" calcext:value-type="float">
            <text:p>374400000</text:p>
          </table:table-cell>
          <table:table-cell office:value-type="float" office:value="374346000" calcext:value-type="float">
            <text:p>374346000</text:p>
          </table:table-cell>
          <table:table-cell office:value-type="float" office:value="374309000" calcext:value-type="float">
            <text:p>374309000</text:p>
          </table:table-cell>
          <table:table-cell office:value-type="float" office:value="374329000" calcext:value-type="float">
            <text:p>374329000</text:p>
          </table:table-cell>
          <table:table-cell office:value-type="float" office:value="374311000" calcext:value-type="float">
            <text:p>374311000</text:p>
          </table:table-cell>
          <table:table-cell office:value-type="float" office:value="374341000" calcext:value-type="float">
            <text:p>374341000</text:p>
          </table:table-cell>
          <table:table-cell office:value-type="float" office:value="374297000" calcext:value-type="float">
            <text:p>374297000</text:p>
          </table:table-cell>
          <table:table-cell office:value-type="float" office:value="374372000" calcext:value-type="float">
            <text:p>374372000</text:p>
          </table:table-cell>
          <table:table-cell office:value-type="float" office:value="374346000" calcext:value-type="float">
            <text:p>374346000</text:p>
          </table:table-cell>
          <table:table-cell table:number-columns-repeated="2" office:value-type="float" office:value="374320000" calcext:value-type="float">
            <text:p>374320000</text:p>
          </table:table-cell>
          <table:table-cell office:value-type="float" office:value="374422000" calcext:value-type="float">
            <text:p>374422000</text:p>
          </table:table-cell>
          <table:table-cell office:value-type="float" office:value="374387000" calcext:value-type="float">
            <text:p>374387000</text:p>
          </table:table-cell>
          <table:table-cell office:value-type="float" office:value="374379000" calcext:value-type="float">
            <text:p>374379000</text:p>
          </table:table-cell>
          <table:table-cell office:value-type="float" office:value="374300000" calcext:value-type="float">
            <text:p>374300000</text:p>
          </table:table-cell>
          <table:table-cell office:value-type="float" office:value="374270000" calcext:value-type="float">
            <text:p>374270000</text:p>
          </table:table-cell>
          <table:table-cell office:value-type="float" office:value="374334000" calcext:value-type="float">
            <text:p>374334000</text:p>
          </table:table-cell>
          <table:table-cell office:value-type="float" office:value="374335000" calcext:value-type="float">
            <text:p>374335000</text:p>
          </table:table-cell>
          <table:table-cell office:value-type="float" office:value="374315000" calcext:value-type="float">
            <text:p>374315000</text:p>
          </table:table-cell>
          <table:table-cell office:value-type="float" office:value="374371000" calcext:value-type="float">
            <text:p>374371000</text:p>
          </table:table-cell>
          <table:table-cell office:value-type="float" office:value="374320000" calcext:value-type="float">
            <text:p>374320000</text:p>
          </table:table-cell>
          <table:table-cell office:value-type="float" office:value="374331000" calcext:value-type="float">
            <text:p>374331000</text:p>
          </table:table-cell>
          <table:table-cell office:value-type="float" office:value="374357000" calcext:value-type="float">
            <text:p>374357000</text:p>
          </table:table-cell>
          <table:table-cell office:value-type="float" office:value="374239000" calcext:value-type="float">
            <text:p>374239000</text:p>
          </table:table-cell>
          <table:table-cell office:value-type="float" office:value="374282000" calcext:value-type="float">
            <text:p>374282000</text:p>
          </table:table-cell>
          <table:table-cell office:value-type="float" office:value="374319000" calcext:value-type="float">
            <text:p>374319000</text:p>
          </table:table-cell>
          <table:table-cell office:value-type="float" office:value="374391000" calcext:value-type="float">
            <text:p>374391000</text:p>
          </table:table-cell>
          <table:table-cell office:value-type="float" office:value="374376000" calcext:value-type="float">
            <text:p>374376000</text:p>
          </table:table-cell>
          <table:table-cell office:value-type="float" office:value="374356000" calcext:value-type="float">
            <text:p>374356000</text:p>
          </table:table-cell>
          <table:table-cell office:value-type="float" office:value="374380000" calcext:value-type="float">
            <text:p>374380000</text:p>
          </table:table-cell>
          <table:table-cell office:value-type="float" office:value="374311000" calcext:value-type="float">
            <text:p>374311000</text:p>
          </table:table-cell>
          <table:table-cell office:value-type="float" office:value="374167000" calcext:value-type="float">
            <text:p>374167000</text:p>
          </table:table-cell>
          <table:table-cell office:value-type="float" office:value="374289000" calcext:value-type="float">
            <text:p>374289000</text:p>
          </table:table-cell>
          <table:table-cell office:value-type="float" office:value="374367000" calcext:value-type="float">
            <text:p>374367000</text:p>
          </table:table-cell>
          <table:table-cell office:value-type="float" office:value="374372000" calcext:value-type="float">
            <text:p>374372000</text:p>
          </table:table-cell>
          <table:table-cell office:value-type="float" office:value="374364000" calcext:value-type="float">
            <text:p>374364000</text:p>
          </table:table-cell>
          <table:table-cell office:value-type="float" office:value="374351000" calcext:value-type="float">
            <text:p>374351000</text:p>
          </table:table-cell>
          <table:table-cell office:value-type="float" office:value="374366000" calcext:value-type="float">
            <text:p>374366000</text:p>
          </table:table-cell>
          <table:table-cell office:value-type="float" office:value="374162000" calcext:value-type="float">
            <text:p>374162000</text:p>
          </table:table-cell>
          <table:table-cell office:value-type="float" office:value="374344000" calcext:value-type="float">
            <text:p>374344000</text:p>
          </table:table-cell>
          <table:table-cell office:value-type="float" office:value="374374000" calcext:value-type="float">
            <text:p>374374000</text:p>
          </table:table-cell>
          <table:table-cell office:value-type="float" office:value="374341000" calcext:value-type="float">
            <text:p>374341000</text:p>
          </table:table-cell>
          <table:table-cell office:value-type="float" office:value="374345000" calcext:value-type="float">
            <text:p>374345000</text:p>
          </table:table-cell>
          <table:table-cell office:value-type="float" office:value="374501000" calcext:value-type="float">
            <text:p>374501000</text:p>
          </table:table-cell>
          <table:table-cell office:value-type="float" office:value="374427000" calcext:value-type="float">
            <text:p>374427000</text:p>
          </table:table-cell>
          <table:table-cell office:value-type="float" office:value="374400000" calcext:value-type="float">
            <text:p>374400000</text:p>
          </table:table-cell>
          <table:table-cell office:value-type="float" office:value="374352000" calcext:value-type="float">
            <text:p>374352000</text:p>
          </table:table-cell>
          <table:table-cell office:value-type="float" office:value="374324000" calcext:value-type="float">
            <text:p>374324000</text:p>
          </table:table-cell>
          <table:table-cell office:value-type="float" office:value="374264000" calcext:value-type="float">
            <text:p>374264000</text:p>
          </table:table-cell>
          <table:table-cell office:value-type="float" office:value="374252000" calcext:value-type="float">
            <text:p>374252000</text:p>
          </table:table-cell>
          <table:table-cell office:value-type="float" office:value="374208000" calcext:value-type="float">
            <text:p>374208000</text:p>
          </table:table-cell>
          <table:table-cell office:value-type="float" office:value="374349000" calcext:value-type="float">
            <text:p>374349000</text:p>
          </table:table-cell>
          <table:table-cell office:value-type="float" office:value="374431000" calcext:value-type="float">
            <text:p>374431000</text:p>
          </table:table-cell>
          <table:table-cell office:value-type="float" office:value="374429000" calcext:value-type="float">
            <text:p>374429000</text:p>
          </table:table-cell>
          <table:table-cell office:value-type="float" office:value="374415000" calcext:value-type="float">
            <text:p>374415000</text:p>
          </table:table-cell>
          <table:table-cell office:value-type="float" office:value="374369000" calcext:value-type="float">
            <text:p>374369000</text:p>
          </table:table-cell>
          <table:table-cell office:value-type="float" office:value="374372000" calcext:value-type="float">
            <text:p>374372000</text:p>
          </table:table-cell>
          <table:table-cell office:value-type="float" office:value="374256000" calcext:value-type="float">
            <text:p>374256000</text:p>
          </table:table-cell>
          <table:table-cell office:value-type="float" office:value="374358000" calcext:value-type="float">
            <text:p>374358000</text:p>
          </table:table-cell>
          <table:table-cell office:value-type="float" office:value="374343000" calcext:value-type="float">
            <text:p>374343000</text:p>
          </table:table-cell>
          <table:table-cell table:number-columns-repeated="54" office:value-type="float" office:value="382833000" calcext:value-type="float">
            <text:p>382833000</text:p>
          </table:table-cell>
          <table:table-cell office:value-type="float" office:value="382839000" calcext:value-type="float">
            <text:p>382839000</text:p>
          </table:table-cell>
          <table:table-cell table:number-columns-repeated="15" office:value-type="float" office:value="382833000" calcext:value-type="float">
            <text:p>382833000</text:p>
          </table:table-cell>
          <table:table-cell office:value-type="float" office:value="382958000" calcext:value-type="float">
            <text:p>382958000</text:p>
          </table:table-cell>
          <table:table-cell office:value-type="float" office:value="382944000" calcext:value-type="float">
            <text:p>382944000</text:p>
          </table:table-cell>
          <table:table-cell office:value-type="float" office:value="382953000" calcext:value-type="float">
            <text:p>382953000</text:p>
          </table:table-cell>
          <table:table-cell office:value-type="float" office:value="382948000" calcext:value-type="float">
            <text:p>382948000</text:p>
          </table:table-cell>
          <table:table-cell office:value-type="float" office:value="382944000" calcext:value-type="float">
            <text:p>382944000</text:p>
          </table:table-cell>
          <table:table-cell office:value-type="float" office:value="382935000" calcext:value-type="float">
            <text:p>382935000</text:p>
          </table:table-cell>
          <table:table-cell office:value-type="float" office:value="382924000" calcext:value-type="float">
            <text:p>382924000</text:p>
          </table:table-cell>
          <table:table-cell office:value-type="float" office:value="382959000" calcext:value-type="float">
            <text:p>382959000</text:p>
          </table:table-cell>
          <table:table-cell office:value-type="float" office:value="382938000" calcext:value-type="float">
            <text:p>382938000</text:p>
          </table:table-cell>
          <table:table-cell office:value-type="float" office:value="382954000" calcext:value-type="float">
            <text:p>382954000</text:p>
          </table:table-cell>
          <table:table-cell office:value-type="float" office:value="382931000" calcext:value-type="float">
            <text:p>382931000</text:p>
          </table:table-cell>
          <table:table-cell office:value-type="float" office:value="382956000" calcext:value-type="float">
            <text:p>382956000</text:p>
          </table:table-cell>
          <table:table-cell office:value-type="float" office:value="382955000" calcext:value-type="float">
            <text:p>382955000</text:p>
          </table:table-cell>
          <table:table-cell office:value-type="float" office:value="382925000" calcext:value-type="float">
            <text:p>382925000</text:p>
          </table:table-cell>
          <table:table-cell office:value-type="float" office:value="382937000" calcext:value-type="float">
            <text:p>382937000</text:p>
          </table:table-cell>
          <table:table-cell office:value-type="float" office:value="382943000" calcext:value-type="float">
            <text:p>382943000</text:p>
          </table:table-cell>
          <table:table-cell table:number-columns-repeated="2" office:value-type="float" office:value="382969000" calcext:value-type="float">
            <text:p>382969000</text:p>
          </table:table-cell>
          <table:table-cell office:value-type="float" office:value="382926000" calcext:value-type="float">
            <text:p>382926000</text:p>
          </table:table-cell>
          <table:table-cell office:value-type="float" office:value="382934000" calcext:value-type="float">
            <text:p>382934000</text:p>
          </table:table-cell>
          <table:table-cell office:value-type="float" office:value="382958000" calcext:value-type="float">
            <text:p>382958000</text:p>
          </table:table-cell>
          <table:table-cell office:value-type="float" office:value="382922000" calcext:value-type="float">
            <text:p>382922000</text:p>
          </table:table-cell>
          <table:table-cell office:value-type="float" office:value="382914000" calcext:value-type="float">
            <text:p>382914000</text:p>
          </table:table-cell>
          <table:table-cell office:value-type="float" office:value="382955000" calcext:value-type="float">
            <text:p>382955000</text:p>
          </table:table-cell>
          <table:table-cell office:value-type="float" office:value="382948000" calcext:value-type="float">
            <text:p>382948000</text:p>
          </table:table-cell>
          <table:table-cell office:value-type="float" office:value="382963000" calcext:value-type="float">
            <text:p>382963000</text:p>
          </table:table-cell>
          <table:table-cell office:value-type="float" office:value="382903000" calcext:value-type="float">
            <text:p>382903000</text:p>
          </table:table-cell>
          <table:table-cell office:value-type="float" office:value="382962000" calcext:value-type="float">
            <text:p>382962000</text:p>
          </table:table-cell>
          <table:table-cell office:value-type="float" office:value="382964000" calcext:value-type="float">
            <text:p>382964000</text:p>
          </table:table-cell>
          <table:table-cell office:value-type="float" office:value="382936000" calcext:value-type="float">
            <text:p>382936000</text:p>
          </table:table-cell>
          <table:table-cell office:value-type="float" office:value="382939000" calcext:value-type="float">
            <text:p>382939000</text:p>
          </table:table-cell>
          <table:table-cell office:value-type="float" office:value="382927000" calcext:value-type="float">
            <text:p>382927000</text:p>
          </table:table-cell>
          <table:table-cell office:value-type="float" office:value="382952000" calcext:value-type="float">
            <text:p>382952000</text:p>
          </table:table-cell>
          <table:table-cell office:value-type="float" office:value="382940000" calcext:value-type="float">
            <text:p>382940000</text:p>
          </table:table-cell>
          <table:table-cell office:value-type="float" office:value="382933000" calcext:value-type="float">
            <text:p>382933000</text:p>
          </table:table-cell>
          <table:table-cell office:value-type="float" office:value="382959000" calcext:value-type="float">
            <text:p>382959000</text:p>
          </table:table-cell>
          <table:table-cell office:value-type="float" office:value="382935000" calcext:value-type="float">
            <text:p>382935000</text:p>
          </table:table-cell>
          <table:table-cell office:value-type="float" office:value="382952000" calcext:value-type="float">
            <text:p>382952000</text:p>
          </table:table-cell>
          <table:table-cell office:value-type="float" office:value="382910000" calcext:value-type="float">
            <text:p>382910000</text:p>
          </table:table-cell>
          <table:table-cell office:value-type="float" office:value="382929000" calcext:value-type="float">
            <text:p>382929000</text:p>
          </table:table-cell>
          <table:table-cell office:value-type="float" office:value="382946000" calcext:value-type="float">
            <text:p>382946000</text:p>
          </table:table-cell>
          <table:table-cell office:value-type="float" office:value="382967000" calcext:value-type="float">
            <text:p>382967000</text:p>
          </table:table-cell>
          <table:table-cell office:value-type="float" office:value="382960000" calcext:value-type="float">
            <text:p>382960000</text:p>
          </table:table-cell>
          <table:table-cell office:value-type="float" office:value="382947000" calcext:value-type="float">
            <text:p>382947000</text:p>
          </table:table-cell>
          <table:table-cell office:value-type="float" office:value="382950000" calcext:value-type="float">
            <text:p>382950000</text:p>
          </table:table-cell>
          <table:table-cell office:value-type="float" office:value="382918000" calcext:value-type="float">
            <text:p>382918000</text:p>
          </table:table-cell>
          <table:table-cell office:value-type="float" office:value="382963000" calcext:value-type="float">
            <text:p>382963000</text:p>
          </table:table-cell>
          <table:table-cell office:value-type="float" office:value="382960000" calcext:value-type="float">
            <text:p>382960000</text:p>
          </table:table-cell>
          <table:table-cell office:value-type="float" office:value="382932000" calcext:value-type="float">
            <text:p>382932000</text:p>
          </table:table-cell>
          <table:table-cell office:value-type="float" office:value="382951000" calcext:value-type="float">
            <text:p>382951000</text:p>
          </table:table-cell>
          <table:table-cell office:value-type="float" office:value="382957000" calcext:value-type="float">
            <text:p>382957000</text:p>
          </table:table-cell>
          <table:table-cell office:value-type="float" office:value="382956000" calcext:value-type="float">
            <text:p>382956000</text:p>
          </table:table-cell>
          <table:table-cell office:value-type="float" office:value="382947000" calcext:value-type="float">
            <text:p>382947000</text:p>
          </table:table-cell>
          <table:table-cell office:value-type="float" office:value="382949000" calcext:value-type="float">
            <text:p>382949000</text:p>
          </table:table-cell>
          <table:table-cell office:value-type="float" office:value="382966000" calcext:value-type="float">
            <text:p>382966000</text:p>
          </table:table-cell>
          <table:table-cell office:value-type="float" office:value="382903000" calcext:value-type="float">
            <text:p>382903000</text:p>
          </table:table-cell>
          <table:table-cell office:value-type="float" office:value="382967000" calcext:value-type="float">
            <text:p>382967000</text:p>
          </table:table-cell>
          <table:table-cell table:number-columns-repeated="2" office:value-type="float" office:value="382972000" calcext:value-type="float">
            <text:p>382972000</text:p>
          </table:table-cell>
          <table:table-cell office:value-type="float" office:value="382962000" calcext:value-type="float">
            <text:p>382962000</text:p>
          </table:table-cell>
          <table:table-cell office:value-type="float" office:value="382953000" calcext:value-type="float">
            <text:p>382953000</text:p>
          </table:table-cell>
          <table:table-cell office:value-type="float" office:value="382949000" calcext:value-type="float">
            <text:p>382949000</text:p>
          </table:table-cell>
          <table:table-cell office:value-type="float" office:value="382941000" calcext:value-type="float">
            <text:p>382941000</text:p>
          </table:table-cell>
          <table:table-cell office:value-type="float" office:value="382940000" calcext:value-type="float">
            <text:p>382940000</text:p>
          </table:table-cell>
          <table:table-cell office:value-type="float" office:value="382951000" calcext:value-type="float">
            <text:p>382951000</text:p>
          </table:table-cell>
          <table:table-cell office:value-type="float" office:value="382942000" calcext:value-type="float">
            <text:p>382942000</text:p>
          </table:table-cell>
          <table:table-cell office:value-type="float" office:value="382967000" calcext:value-type="float">
            <text:p>382967000</text:p>
          </table:table-cell>
          <table:table-cell office:value-type="float" office:value="382919000" calcext:value-type="float">
            <text:p>382919000</text:p>
          </table:table-cell>
          <table:table-cell office:value-type="float" office:value="382930000" calcext:value-type="float">
            <text:p>382930000</text:p>
          </table:table-cell>
          <table:table-cell office:value-type="float" office:value="382959000" calcext:value-type="float">
            <text:p>382959000</text:p>
          </table:table-cell>
          <table:table-cell office:value-type="float" office:value="382978000" calcext:value-type="float">
            <text:p>382978000</text:p>
          </table:table-cell>
          <table:table-cell office:value-type="float" office:value="382962000" calcext:value-type="float">
            <text:p>382962000</text:p>
          </table:table-cell>
          <table:table-cell office:value-type="float" office:value="382915000" calcext:value-type="float">
            <text:p>382915000</text:p>
          </table:table-cell>
          <table:table-cell office:value-type="float" office:value="382945000" calcext:value-type="float">
            <text:p>382945000</text:p>
          </table:table-cell>
          <table:table-cell office:value-type="float" office:value="382958000" calcext:value-type="float">
            <text:p>382958000</text:p>
          </table:table-cell>
          <table:table-cell office:value-type="float" office:value="382935000" calcext:value-type="float">
            <text:p>382935000</text:p>
          </table:table-cell>
          <table:table-cell office:value-type="float" office:value="382913000" calcext:value-type="float">
            <text:p>382913000</text:p>
          </table:table-cell>
          <table:table-cell office:value-type="float" office:value="382964000" calcext:value-type="float">
            <text:p>382964000</text:p>
          </table:table-cell>
          <table:table-cell office:value-type="float" office:value="382929000" calcext:value-type="float">
            <text:p>382929000</text:p>
          </table:table-cell>
          <table:table-cell office:value-type="float" office:value="382964000" calcext:value-type="float">
            <text:p>382964000</text:p>
          </table:table-cell>
          <table:table-cell table:number-columns-repeated="90" office:value-type="float" office:value="383399000" calcext:value-type="float">
            <text:p>383399000</text:p>
          </table:table-cell>
          <table:table-cell table:number-columns-repeated="100" office:value-type="float" office:value="383404000" calcext:value-type="float">
            <text:p>383404000</text:p>
          </table:table-cell>
          <table:table-cell table:number-columns-repeated="111" office:value-type="float" office:value="383434000" calcext:value-type="float">
            <text:p>383434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15" meta:object-count="0"/>
    <meta:generator>LibreOffice/5.1.6.2$Linux_X86_64 LibreOffice_project/10m0$Build-2</meta:generator>
  </office:meta>
</office:document-meta>
</file>